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7110405" calcext:value-type="float">
            <text:p>17110405</text:p>
          </table:table-cell>
          <table:table-cell office:value-type="string" calcext:value-type="string">
            <text:p>easter</text:p>
          </table:table-cell>
        </table:table-row>
        <table:table-row table:style-name="ro1">
          <table:table-cell office:value-type="float" office:value="17110329" calcext:value-type="float">
            <text:p>171103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110322" calcext:value-type="float">
            <text:p>17110322</text:p>
          </table:table-cell>
          <table:table-cell table:formula="of:=[.B2]+7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110315" calcext:value-type="float">
            <text:p>17110315</text:p>
          </table:table-cell>
          <table:table-cell table:formula="of:=[.B3]+7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110308" calcext:value-type="float">
            <text:p>17110308</text:p>
          </table:table-cell>
          <table:table-cell table:formula="of:=[.B4]+7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110301" calcext:value-type="float">
            <text:p>17110301</text:p>
          </table:table-cell>
          <table:table-cell table:formula="of:=[.B5]+7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7110222" calcext:value-type="float">
            <text:p>17110222</text:p>
          </table:table-cell>
          <table:table-cell table:formula="of:=[.B6]+7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7110215" calcext:value-type="float">
            <text:p>17110215</text:p>
          </table:table-cell>
          <table:table-cell table:formula="of:=[.B7]+7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7110208" calcext:value-type="float">
            <text:p>17110208</text:p>
          </table:table-cell>
          <table:table-cell table:formula="of:=[.B8]+7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7110201" calcext:value-type="float">
            <text:p>17110201</text:p>
          </table:table-cell>
          <table:table-cell table:formula="of:=[.B9]+7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7110125" calcext:value-type="float">
            <text:p>17110125</text:p>
          </table:table-cell>
          <table:table-cell table:formula="of:=[.B10]+7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7110118" calcext:value-type="float">
            <text:p>17110118</text:p>
          </table:table-cell>
          <table:table-cell table:formula="of:=[.B11]+7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7110104" calcext:value-type="float">
            <text:p>17110104</text:p>
          </table:table-cell>
          <table:table-cell table:formula="of:=[.B12]+7" office:value-type="float" office:value="84" calcext:value-type="float">
            <text:p>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6-29T10:22:37.629867641</meta:creation-date>
    <dc:date>2022-06-29T10:35:10.028315029</dc:date>
    <meta:editing-duration>PT12M35S</meta:editing-duration>
    <meta:editing-cycles>2</meta:editing-cycles>
    <meta:generator>LibreOffice/7.3.2.2$Linux_X86_64 LibreOffice_project/49f2b1bff42cfccbd8f788c8dc32c1c309559be0</meta:generator>
    <meta:document-statistic meta:table-count="1" meta:cell-count="26" meta:object-count="0"/>
  </office:meta>
</office:document-meta>
</file>